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Settings/ColorTable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DejaVu Sans" svg:font-family="'DejaVu Sans'"/>
    <style:font-face style:name="Lohit Devanagari" svg:font-family="'Lohit Devanagari'"/>
    <style:font-face style:name="arial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Source Sans Pro" svg:font-family="'Source Sans Pro'" style:font-adornments="Normal" style:font-family-generic="swiss" style:font-pitch="variable"/>
    <style:font-face style:name="Source Sans Pro Black" svg:font-family="'Source Sans Pro Black'" style:font-adornments="Negra" style:font-family-generic="swiss" style:font-pitch="variable"/>
    <style:font-face style:name="Source Sans Pro Light" svg:font-family="'Source Sans Pro Light'" style:font-adornments="Ligera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transition-type="automatic" presentation:duration="PT4S"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duration="PT5S"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dp4" style:family="drawing-page">
      <style:drawing-page-properties presentation:transition-type="automatic" presentation:duration="PT6S"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dp5" style:family="drawing-page">
      <style:drawing-page-properties presentation:transition-type="automatic" presentation:duration="PT6S" presentation:background-visible="true" presentation:background-objects-visible="true" presentation:display-footer="true" presentation:display-page-number="false" presentation:display-date-time="true"/>
    </style:style>
    <style:style style:name="dp6" style:family="drawing-page">
      <style:drawing-page-properties presentation:transition-type="automatic" presentation:duration="PT8S"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dp7" style:family="drawing-page">
      <style:drawing-page-properties presentation:transition-type="automatic" presentation:duration="PT8S"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dp8" style:family="drawing-page">
      <style:drawing-page-properties presentation:transition-type="automatic" presentation:duration="PT8S" presentation:visibility="hidden"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8.692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8.692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9.126cm"/>
    </style:style>
    <style:style style:name="gr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8.692cm"/>
    </style:style>
    <style:style style:name="gr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9.126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9.232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9.432cm"/>
    </style:style>
    <style:style style:name="pr1" style:family="presentation" style:parent-style-name="SimpleDark2-notes">
      <style:graphic-properties draw:fill-color="#ffffff" draw:auto-grow-height="true" fo:min-height="12.572cm"/>
    </style:style>
    <style:style style:name="pr2" style:family="presentation" style:parent-style-name="SimpleDark2-subtitle">
      <style:graphic-properties draw:fill-color="#ffffff" draw:auto-grow-height="true" fo:min-height="18.48cm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54pt" style:font-size-asian="54pt" style:font-size-complex="54pt"/>
    </style:style>
    <style:style style:name="P4" style:family="paragraph">
      <loext:graphic-properties draw:fill-color="#ffffff"/>
      <style:text-properties fo:font-size="26.3999996185303pt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cm" fo:text-align="center"/>
    </style:style>
    <style:style style:name="P7" style:family="paragraph">
      <style:paragraph-properties fo:margin-left="0cm" fo:margin-right="0cm" fo:margin-top="0cm" fo:margin-bottom="0.423cm" fo:line-height="100%" fo:text-align="center" fo:text-indent="0cm"/>
    </style:style>
    <style:style style:name="P8" style:family="paragraph">
      <style:paragraph-properties fo:margin-left="0cm" fo:margin-right="0cm" fo:margin-top="0cm" fo:margin-bottom="0cm" fo:line-height="100%" fo:text-align="start" fo:text-indent="0cm"/>
    </style:style>
    <style:style style:name="P9" style:family="paragraph">
      <style:paragraph-properties fo:margin-top="0cm" fo:margin-bottom="0.106cm"/>
    </style:style>
    <style:style style:name="P10" style:family="paragraph">
      <style:paragraph-properties fo:margin-left="0cm" fo:margin-right="0cm" fo:margin-top="0.212cm" fo:margin-bottom="0cm" fo:text-indent="0cm"/>
    </style:style>
    <style:style style:name="P11" style:family="paragraph">
      <loext:graphic-properties draw:fill="none" draw:fill-color="#ffffff"/>
      <style:paragraph-properties fo:text-align="center"/>
      <style:text-properties fo:font-size="54pt" style:font-size-asian="54pt" style:font-size-complex="54pt"/>
    </style:style>
    <style:style style:name="P12" style:family="paragraph">
      <style:paragraph-properties fo:text-align="start"/>
    </style:style>
    <style:style style:name="P13" style:family="paragraph">
      <loext:graphic-properties draw:fill-color="#ffffff"/>
      <style:paragraph-properties fo:text-align="start"/>
      <style:text-properties fo:font-size="48pt"/>
    </style:style>
    <style:style style:name="T1" style:family="text">
      <style:text-properties fo:font-variant="normal" fo:text-transform="none" fo:color="#ffff00" style:text-line-through-style="none" style:text-line-through-type="none" style:text-position="0% 100%" style:font-name="Arial" fo:font-size="80pt" fo:letter-spacing="normal" fo:font-style="normal" style:text-underline-style="none" fo:font-weight="bold" style:font-name-asian="DejaVu Sans" style:font-size-asian="80pt" style:font-style-asian="normal" style:font-weight-asian="bold" style:font-name-complex="DejaVu Sans" style:font-size-complex="80pt" style:font-style-complex="normal" style:font-weight-complex="bold"/>
    </style:style>
    <style:style style:name="T2" style:family="text">
      <style:text-properties fo:font-variant="normal" fo:text-transform="none" fo:color="#ffff00" style:text-line-through-style="none" style:text-line-through-type="none" style:text-position="0% 100%" style:font-name="Arial" fo:font-size="54pt" fo:letter-spacing="normal" fo:font-style="normal" style:text-underline-style="none" fo:font-weight="bold" style:font-name-asian="DejaVu Sans" style:font-size-asian="54pt" style:font-style-asian="normal" style:font-weight-asian="bold" style:font-name-complex="DejaVu Sans" style:font-size-complex="54pt" style:font-style-complex="normal" style:font-weight-complex="bold"/>
    </style:style>
    <style:style style:name="T3" style:family="text">
      <style:text-properties fo:font-variant="normal" fo:text-transform="none" fo:color="#99ffff" style:text-line-through-style="none" style:text-line-through-type="none" style:text-position="0% 100%" style:font-name="Arial" fo:font-size="54pt" fo:letter-spacing="normal" fo:font-style="normal" style:text-underline-style="none" fo:font-weight="bold" style:font-name-asian="DejaVu Sans" style:font-size-asian="54pt" style:font-style-asian="normal" style:font-weight-asian="bold" style:font-name-complex="DejaVu Sans" style:font-size-complex="54pt" style:font-style-complex="normal" style:font-weight-complex="bold"/>
    </style:style>
    <style:style style:name="T4" style:family="text">
      <style:text-properties fo:font-variant="normal" fo:text-transform="none" fo:color="#87d1d1" style:text-line-through-style="none" style:text-line-through-type="none" style:text-position="0% 100%" style:font-name="Arial" fo:font-size="54pt" fo:letter-spacing="normal" fo:font-style="normal" style:text-underline-style="none" fo:font-weight="bold" style:font-name-asian="DejaVu Sans" style:font-size-asian="54pt" style:font-style-asian="normal" style:font-weight-asian="bold" style:font-name-complex="DejaVu Sans" style:font-size-complex="54pt" style:font-style-complex="normal" style:font-weight-complex="bold"/>
    </style:style>
    <style:style style:name="T5" style:family="text">
      <style:text-properties fo:font-variant="normal" fo:text-transform="none" fo:color="#ffff00" style:text-outline="false" style:text-line-through-style="none" style:text-line-through-type="none" style:text-position="0% 100%" style:font-name="Arial" fo:font-size="54pt" fo:letter-spacing="normal" fo:font-style="normal" fo:text-shadow="none" style:text-underline-style="none" fo:font-weight="bold" style:letter-kerning="true" style:font-name-asian="DejaVu Sans" style:font-size-asian="54pt" style:font-style-asian="normal" style:font-weight-asian="bold" style:font-name-complex="DejaVu Sans" style:font-size-complex="54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87d1d1" style:text-outline="false" style:text-line-through-style="none" style:text-line-through-type="none" style:text-position="0% 100%" style:font-name="Arial" fo:font-size="54pt" fo:letter-spacing="normal" fo:font-style="normal" fo:text-shadow="none" style:text-underline-style="none" fo:font-weight="bold" style:letter-kerning="true" style:font-name-asian="DejaVu Sans" style:font-size-asian="54pt" style:font-style-asian="normal" style:font-weight-asian="bold" style:font-name-complex="DejaVu Sans" style:font-size-complex="54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ffff00" style:text-outline="false" style:text-line-through-style="none" style:text-line-through-type="none" style:text-position="0% 100%" style:font-name="Arial" fo:font-size="54pt" fo:letter-spacing="normal" fo:font-style="normal" fo:text-shadow="none" style:text-underline-style="none" fo:font-weight="bold" style:letter-kerning="true" style:font-name-asian="DejaVu Sans" style:font-size-asian="54pt" style:language-asian="en" style:country-asian="GB" style:font-style-asian="normal" style:font-weight-asian="bold" style:font-name-complex="DejaVu Sans" style:font-size-complex="54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99ffff" style:text-outline="false" style:text-line-through-style="none" style:text-line-through-type="none" style:text-position="0% 100%" style:font-name="Arial" fo:font-size="54pt" fo:letter-spacing="normal" fo:font-style="normal" fo:text-shadow="none" style:text-underline-style="none" fo:font-weight="bold" style:letter-kerning="true" style:font-name-asian="DejaVu Sans" style:font-size-asian="54pt" style:language-asian="en" style:country-asian="GB" style:font-style-asian="normal" style:font-weight-asian="bold" style:font-name-complex="DejaVu Sans" style:font-size-complex="54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87d1d1" style:text-outline="false" style:text-line-through-style="none" style:text-line-through-type="none" style:text-position="0% 100%" style:font-name="Arial" fo:font-size="54pt" fo:letter-spacing="normal" fo:font-style="normal" fo:text-shadow="none" style:text-underline-style="none" fo:font-weight="bold" style:letter-kerning="true" style:font-name-asian="DejaVu Sans" style:font-size-asian="54pt" style:language-asian="en" style:country-asian="GB" style:font-style-asian="normal" style:font-weight-asian="bold" style:font-name-complex="DejaVu Sans" style:font-size-complex="54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87d1d1" style:text-line-through-style="solid" style:text-line-through-type="single" style:text-position="0% 100%" style:font-name="Arial" fo:font-size="54pt" fo:letter-spacing="normal" fo:font-style="normal" style:text-underline-style="none" fo:font-weight="bold" style:font-name-asian="DejaVu Sans" style:font-size-asian="54pt" style:font-style-asian="normal" style:font-weight-asian="bold" style:font-name-complex="DejaVu Sans" style:font-size-complex="54pt" style:font-style-complex="normal" style:font-weight-complex="bold"/>
    </style:style>
    <style:style style:name="T11" style:family="text">
      <style:text-properties fo:font-variant="normal" fo:text-transform="none" fo:color="#87d1d1" style:text-outline="false" style:text-line-through-style="solid" style:text-line-through-type="single" style:text-position="0% 100%" style:font-name="Arial" fo:font-size="54pt" fo:letter-spacing="normal" fo:font-style="normal" fo:text-shadow="none" style:text-underline-style="none" fo:font-weight="bold" style:letter-kerning="true" style:font-name-asian="DejaVu Sans" style:font-size-asian="54pt" style:font-style-asian="normal" style:font-weight-asian="bold" style:font-name-complex="DejaVu Sans" style:font-size-complex="54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99ffff" style:text-outline="false" style:text-line-through-style="none" style:text-line-through-type="none" style:text-position="0% 100%" style:font-name="Arial" fo:font-size="54pt" fo:letter-spacing="normal" fo:font-style="normal" fo:text-shadow="none" style:text-underline-style="none" fo:font-weight="bold" style:letter-kerning="true" style:font-name-asian="DejaVu Sans" style:font-size-asian="54pt" style:font-style-asian="normal" style:font-weight-asian="bold" style:font-name-complex="DejaVu Sans" style:font-size-complex="54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ffff00" style:text-outline="false" style:text-line-through-style="none" style:text-line-through-type="none" style:text-position="0% 100%" style:font-name="Arial" fo:font-size="54pt" fo:letter-spacing="normal" fo:font-style="italic" fo:text-shadow="none" style:text-underline-style="solid" style:text-underline-width="auto" style:text-underline-color="font-color" fo:font-weight="bold" style:letter-kerning="true" style:font-name-asian="DejaVu Sans" style:font-size-asian="54pt" style:language-asian="en" style:country-asian="GB" style:font-style-asian="italic" style:font-weight-asian="bold" style:font-name-complex="DejaVu Sans" style:font-size-complex="54pt" style:font-style-complex="italic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54pt" fo:letter-spacing="normal" fo:font-style="normal" fo:text-shadow="none" style:text-underline-style="none" fo:font-weight="bold" style:letter-kerning="true" style:font-name-asian="DejaVu Sans" style:font-size-asian="54pt" style:language-asian="en" style:country-asian="GB" style:font-style-asian="normal" style:font-weight-asian="bold" style:font-name-complex="DejaVu Sans" style:font-size-complex="54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ffff00" style:text-outline="false" style:text-line-through-style="none" style:text-line-through-type="none" style:text-position="0% 100%" style:font-name="Calibri" fo:font-size="54pt" fo:letter-spacing="normal" fo:font-style="normal" fo:text-shadow="none" style:text-underline-style="none" fo:font-weight="bold" style:letter-kerning="true" style:font-name-asian="Calibri" style:font-size-asian="54pt" style:language-asian="en" style:country-asian="GB" style:font-style-asian="normal" style:font-weight-asian="bold" style:font-name-complex="Calibri" style:font-size-complex="54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ffff00" style:text-outline="false" style:text-line-through-style="none" style:text-line-through-type="none" style:text-position="0% 100%" style:font-name="arial" fo:font-size="54pt" fo:letter-spacing="normal" fo:font-style="italic" fo:text-shadow="none" style:text-underline-style="solid" style:text-underline-width="auto" style:text-underline-color="font-color" fo:font-weight="bold" style:letter-kerning="true" style:font-name-asian="DejaVu Sans" style:font-size-asian="54pt" style:language-asian="en" style:country-asian="GB" style:font-style-asian="italic" style:font-weight-asian="bold" style:font-name-complex="DejaVu Sans" style:font-size-complex="54pt" style:font-style-complex="italic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ffff00" style:text-outline="false" style:text-line-through-style="none" style:text-line-through-type="none" style:text-position="0% 100%" style:font-name="arial" fo:font-size="54pt" fo:letter-spacing="normal" fo:font-style="normal" fo:text-shadow="none" style:text-underline-style="none" fo:font-weight="bold" style:letter-kerning="true" style:font-name-asian="DejaVu Sans" style:font-size-asian="54pt" style:language-asian="en" style:country-asian="GB" style:font-style-asian="normal" style:font-weight-asian="bold" style:font-name-complex="DejaVu Sans" style:font-size-complex="54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ffff00" style:text-outline="false" style:text-line-through-style="none" style:text-line-through-type="none" style:text-position="0% 100%" style:font-name="arial" fo:font-size="54pt" fo:letter-spacing="normal" fo:language="en" fo:country="GB" fo:font-style="normal" fo:text-shadow="none" style:text-underline-style="none" fo:font-weight="bold" style:letter-kerning="true" style:font-name-asian="DejaVu Sans" style:font-size-asian="54pt" style:language-asian="en" style:country-asian="GB" style:font-style-asian="normal" style:font-weight-asian="bold" style:font-name-complex="DejaVu Sans" style:font-size-complex="54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ffff00" style:text-outline="false" style:text-line-through-style="none" style:text-line-through-type="none" style:text-position="0% 100%" style:font-name="arial" fo:font-size="54pt" fo:letter-spacing="normal" fo:font-style="normal" fo:text-shadow="none" style:text-underline-style="none" fo:font-weight="bold" style:letter-kerning="true" style:font-name-asian="Calibri" style:font-size-asian="54pt" style:language-asian="en" style:country-asian="GB" style:font-style-asian="normal" style:font-weight-asian="bold" style:font-name-complex="Calibri" style:font-size-complex="54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fff200" style:text-outline="false" style:text-line-through-style="none" style:text-line-through-type="none" style:text-position="0% 100%" style:font-name="Arial" fo:font-size="54pt" fo:letter-spacing="normal" fo:font-style="normal" fo:text-shadow="none" style:text-underline-style="none" fo:font-weight="bold" style:letter-kerning="true" style:font-name-asian="DejaVu Sans" style:font-size-asian="54pt" style:font-style-asian="normal" style:font-weight-asian="bold" style:font-name-complex="DejaVu Sans" style:font-size-complex="54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size="54pt" style:font-size-asian="54pt" style:font-size-complex="54pt"/>
    </style:style>
    <style:style style:name="T22" style:family="text">
      <style:text-properties fo:font-size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impleDark2" presentation:presentation-page-layout-name="AL1T32">
        <office:forms form:automatic-focus="false" form:apply-design-mode="false"/>
        <draw:frame draw:style-name="gr1" draw:text-style-name="P3" draw:layer="layout" svg:width="26.13cm" svg:height="18.942cm" svg:x="1.008cm" svg:y="1.008cm">
          <draw:text-box>
            <text:p text:style-name="P1"><text:span text:style-name="T1"/></text:p>
            <text:p text:style-name="P1"><text:span text:style-name="T1">Welcome to </text:span></text:p>
            <text:p text:style-name="P1"><text:span text:style-name="T1">Shaftesbury </text:span></text:p>
            <text:p text:style-name="P2"><text:span text:style-name="T1">United Church</text:span></text:p>
          </draw:text-box>
        </draw:frame>
        <presentation:notes draw:style-name="dp2">
          <draw:page-thumbnail draw:style-name="gr2" draw:layer="layout" svg:width="30.943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SimpleDark2" presentation:presentation-page-layout-name="AL1T32">
        <office:forms form:automatic-focus="false" form:apply-design-mode="false"/>
        <draw:frame draw:style-name="gr3" draw:text-style-name="P3" draw:layer="layout" svg:width="26.13cm" svg:height="18.942cm" svg:x="1.008cm" svg:y="1.008cm">
          <draw:text-box>
            <text:p text:style-name="P1"><text:span text:style-name="T2"/></text:p>
            <text:p text:style-name="P1"><text:span text:style-name="T2">Tea and coffee will be served after Worship</text:span></text:p>
            <text:p text:style-name="P1"><text:span text:style-name="T3"/></text:p>
            <text:p text:style-name="P2"><text:span text:style-name="T4">All are invited</text:span></text:p>
          </draw:text-box>
        </draw:frame>
        <presentation:notes draw:style-name="dp2">
          <draw:page-thumbnail draw:style-name="gr2" draw:layer="layout" svg:width="30.943cm" svg:height="10.476cm" svg:x="3.81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SimpleDark2" presentation:presentation-page-layout-name="AL1T32">
        <office:forms form:automatic-focus="false" form:apply-design-mode="false"/>
        <draw:frame draw:style-name="gr3" draw:text-style-name="P3" draw:layer="layout" svg:width="26.13cm" svg:height="18.942cm" svg:x="1.008cm" svg:y="1.008cm">
          <draw:text-box>
            <text:p text:style-name="P1"><text:span text:style-name="T2"/></text:p>
            <text:p text:style-name="P1"><text:span text:style-name="T2">This evening's worship at 6:00 pm will be led by</text:span></text:p>
            <text:p text:style-name="P1"><text:span text:style-name="T5"/></text:p>
            <text:p text:style-name="P6"><text:span text:style-name="T6">Rev Denise Binks</text:span></text:p>
            <text:p text:style-name="P6"><text:span text:style-name="T6">Carols by Candlelight</text:span></text:p>
          </draw:text-box>
        </draw:frame>
        <presentation:notes draw:style-name="dp2">
          <draw:page-thumbnail draw:style-name="gr2" draw:layer="layout" svg:width="30.943cm" svg:height="10.476cm" svg:x="3.81cm" svg:y="2.123cm" draw:page-number="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4" draw:master-page-name="SimpleDark2" presentation:presentation-page-layout-name="AL1T32">
        <office:forms form:automatic-focus="false" form:apply-design-mode="false"/>
        <draw:frame draw:style-name="gr3" draw:text-style-name="P3" draw:layer="layout" svg:width="26.13cm" svg:height="18.942cm" svg:x="1.008cm" svg:y="1.008cm">
          <draw:text-box>
            <text:p text:style-name="P1"><text:span text:style-name="T2"/></text:p>
            <text:p text:style-name="P1"><text:span text:style-name="T2">Next Sunday's morning worship at 10:30 am </text:span></text:p>
            <text:p text:style-name="P1"><text:span text:style-name="T2">will be led by</text:span></text:p>
            <text:p text:style-name="P1"><text:span text:style-name="T5"/></text:p>
            <text:p text:style-name="P6"><text:span text:style-name="T6">Rev Denise Binks</text:span></text:p>
          </draw:text-box>
        </draw:frame>
        <presentation:notes draw:style-name="dp2">
          <draw:page-thumbnail draw:style-name="gr2" draw:layer="layout" svg:width="30.943cm" svg:height="10.476cm" svg:x="3.81cm" svg:y="2.123cm" draw:page-number="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5" draw:master-page-name="SimpleDark2" presentation:presentation-page-layout-name="AL1T32">
        <office:forms form:automatic-focus="false" form:apply-design-mode="false"/>
        <draw:frame draw:style-name="gr3" draw:text-style-name="P3" draw:layer="layout" svg:width="26.13cm" svg:height="18.942cm" svg:x="1.008cm" svg:y="1.008cm">
          <draw:text-box>
            <text:p text:style-name="P1"><text:span text:style-name="T2"/></text:p>
            <text:p text:style-name="P1"><text:span text:style-name="T2">Next Sunday's evening worship at 6:00pm</text:span></text:p>
            <text:p text:style-name="P1"><text:span text:style-name="T2">will be led by</text:span></text:p>
            <text:p text:style-name="P1"><text:span text:style-name="T2"/></text:p>
            <text:p text:style-name="P1"><text:span text:style-name="T6">Rev Duncan Goldie</text:span></text:p>
            <text:p text:style-name="P6"><text:span text:style-name="T6">Incl holy communion</text:span></text:p>
          </draw:text-box>
        </draw:frame>
        <presentation:notes draw:style-name="dp2">
          <draw:page-thumbnail draw:style-name="gr2" draw:layer="layout" svg:width="30.943cm" svg:height="10.476cm" svg:x="3.81cm" svg:y="2.123cm" draw:page-number="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5" draw:master-page-name="SimpleDark2" presentation:presentation-page-layout-name="AL1T32">
        <office:forms form:automatic-focus="false" form:apply-design-mode="false"/>
        <draw:frame draw:style-name="gr3" draw:text-style-name="P3" draw:layer="layout" svg:width="26.13cm" svg:height="18.942cm" svg:x="1.008cm" svg:y="1.008cm">
          <draw:text-box>
            <text:p text:style-name="P1"><text:span text:style-name="T2"/></text:p>
            <text:p text:style-name="P1"><text:span text:style-name="T2">Mon 24th Dec</text:span></text:p>
            <text:p text:style-name="P1"><text:span text:style-name="T2">Christmas Eve</text:span></text:p>
            <text:p text:style-name="P1"><text:span text:style-name="T2">11:30 pm</text:span></text:p>
            <text:p text:style-name="P1"><text:span text:style-name="T2"/></text:p>
            <text:p text:style-name="P1"><text:span text:style-name="T6">Rev Denise Binks</text:span></text:p>
            <text:p text:style-name="P1"><text:span text:style-name="T6">Watch Night</text:span></text:p>
            <text:p text:style-name="P6"><text:span text:style-name="T6">Incl holy communion</text:span></text:p>
          </draw:text-box>
        </draw:frame>
        <presentation:notes draw:style-name="dp2">
          <draw:page-thumbnail draw:style-name="gr2" draw:layer="layout" svg:width="30.943cm" svg:height="10.476cm" svg:x="3.81cm" svg:y="2.123cm" draw:page-number="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5" draw:master-page-name="SimpleDark2" presentation:presentation-page-layout-name="AL1T32">
        <office:forms form:automatic-focus="false" form:apply-design-mode="false"/>
        <draw:frame draw:style-name="gr3" draw:text-style-name="P3" draw:layer="layout" svg:width="26.13cm" svg:height="18.942cm" svg:x="1.008cm" svg:y="1.008cm">
          <draw:text-box>
            <text:p text:style-name="P1"><text:span text:style-name="T2"/></text:p>
            <text:p text:style-name="P1"><text:span text:style-name="T2">Mon 25th Dec</text:span></text:p>
            <text:p text:style-name="P1"><text:span text:style-name="T2">Christmas Day</text:span></text:p>
            <text:p text:style-name="P1"><text:span text:style-name="T2">10:45 am</text:span></text:p>
            <text:p text:style-name="P1"><text:span text:style-name="T2"/></text:p>
            <text:p text:style-name="P1"><text:span text:style-name="T6">Rev Denise Binks</text:span></text:p>
            <text:p text:style-name="P1"><text:span text:style-name="T6"/></text:p>
          </draw:text-box>
        </draw:frame>
        <presentation:notes draw:style-name="dp2">
          <draw:page-thumbnail draw:style-name="gr2" draw:layer="layout" svg:width="30.943cm" svg:height="10.476cm" svg:x="3.81cm" svg:y="2.123cm" draw:page-number="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5" draw:master-page-name="SimpleDark2" presentation:presentation-page-layout-name="AL1T32">
        <office:forms form:automatic-focus="false" form:apply-design-mode="false"/>
        <draw:frame draw:style-name="gr3" draw:text-style-name="P3" draw:layer="layout" svg:width="26.13cm" svg:height="18.942cm" svg:x="1.008cm" svg:y="1.008cm">
          <draw:text-box>
            <text:p text:style-name="P1"><text:span text:style-name="T2"/></text:p>
            <text:p text:style-name="P1"><text:span text:style-name="T2">Sun 30th Dec</text:span></text:p>
            <text:p text:style-name="P1"><text:span text:style-name="T2">3:00 pm</text:span></text:p>
            <text:p text:style-name="P1"><text:span text:style-name="T2"/></text:p>
            <text:p text:style-name="P1"><text:span text:style-name="T6">Rev Denise Binks</text:span></text:p>
            <text:p text:style-name="P1"><text:span text:style-name="T6"/></text:p>
          </draw:text-box>
        </draw:frame>
        <presentation:notes draw:style-name="dp2">
          <draw:page-thumbnail draw:style-name="gr2" draw:layer="layout" svg:width="30.943cm" svg:height="10.476cm" svg:x="3.81cm" svg:y="2.123cm" draw:page-number="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6" draw:master-page-name="SimpleDark2" presentation:presentation-page-layout-name="AL1T32">
        <office:forms form:automatic-focus="false" form:apply-design-mode="false"/>
        <draw:frame draw:style-name="gr4" draw:text-style-name="P3" draw:layer="layout" svg:width="26.13cm" svg:height="19.376cm" svg:x="1.008cm" svg:y="1.008cm">
          <draw:text-box>
            <text:p text:style-name="P1"><text:span text:style-name="T2"/></text:p>
            <text:p text:style-name="P1"><text:span text:style-name="T2">Monday</text:span></text:p>
            <text:p text:style-name="P1"><text:span text:style-name="T7">7:30pm</text:span></text:p>
            <text:p text:style-name="P1"><text:span text:style-name="T8"/></text:p>
            <text:p text:style-name="P2"><text:span text:style-name="T9">Members meeting (AGM)</text:span></text:p>
            <text:p text:style-name="P2"><text:span text:style-name="T9">All are urged to attend.</text:span></text:p>
            <text:p text:style-name="P2"><text:span text:style-name="T9">It may be possible to attend remotely via Facebook live. See Martin</text:span></text:p>
          </draw:text-box>
        </draw:frame>
        <presentation:notes draw:style-name="dp2">
          <draw:page-thumbnail draw:style-name="gr2" draw:layer="layout" svg:width="30.943cm" svg:height="10.476cm" svg:x="3.81cm" svg:y="2.123cm" draw:page-number="9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7" draw:master-page-name="SimpleDark2" presentation:presentation-page-layout-name="AL1T32">
        <office:forms form:automatic-focus="false" form:apply-design-mode="false"/>
        <draw:frame draw:style-name="gr3" draw:text-style-name="P3" draw:layer="layout" svg:width="26.13cm" svg:height="18.942cm" svg:x="1.008cm" svg:y="1.008cm">
          <draw:text-box>
            <text:p text:style-name="P1"><text:span text:style-name="T2"/></text:p>
            <text:p text:style-name="P1"><text:span text:style-name="T2">Tuesday</text:span></text:p>
            <text:p text:style-name="P1"><text:span text:style-name="T2">10:30am - 11.30am </text:span></text:p>
            <text:p text:style-name="P1"><text:span text:style-name="T3"/></text:p>
            <text:p text:style-name="P2"><text:span text:style-name="T4">Prayer Time</text:span></text:p>
          </draw:text-box>
        </draw:frame>
        <presentation:notes draw:style-name="dp2">
          <draw:page-thumbnail draw:style-name="gr2" draw:layer="layout" svg:width="30.943cm" svg:height="10.476cm" svg:x="3.81cm" svg:y="2.123cm" draw:page-number="10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6" draw:master-page-name="SimpleDark2" presentation:presentation-page-layout-name="AL1T32">
        <office:forms form:automatic-focus="false" form:apply-design-mode="false"/>
        <draw:frame draw:style-name="gr4" draw:text-style-name="P3" draw:layer="layout" svg:width="26.13cm" svg:height="19.376cm" svg:x="1.008cm" svg:y="1.008cm">
          <draw:text-box>
            <text:p text:style-name="P1"><text:span text:style-name="T2"/></text:p>
            <text:p text:style-name="P1"><text:span text:style-name="T2">Tuesday</text:span></text:p>
            <text:p text:style-name="P1"><text:span text:style-name="T2">7:00pm - 9.00pm </text:span></text:p>
            <text:p text:style-name="P1"><text:span text:style-name="T3"/></text:p>
            <text:p text:style-name="P2"><text:span text:style-name="T4">Autumn Course</text:span></text:p>
            <text:p text:style-name="P2"><text:span text:style-name="T4">Revelation </text:span></text:p>
            <text:p text:style-name="P2"><text:span text:style-name="T4">(letters to the churches). </text:span></text:p>
            <text:p text:style-name="P2"><text:span text:style-name="T4">Led by Rev Duncan</text:span></text:p>
            <text:p text:style-name="P2"><text:span text:style-name="T4">Goldie.</text:span></text:p>
          </draw:text-box>
        </draw:frame>
        <presentation:notes draw:style-name="dp2">
          <draw:page-thumbnail draw:style-name="gr2" draw:layer="layout" svg:width="30.943cm" svg:height="10.476cm" svg:x="3.81cm" svg:y="2.123cm" draw:page-number="1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7" draw:master-page-name="SimpleDark2" presentation:presentation-page-layout-name="AL1T32">
        <office:forms form:automatic-focus="false" form:apply-design-mode="false"/>
        <draw:frame draw:style-name="gr3" draw:text-style-name="P3" draw:layer="layout" svg:width="26.13cm" svg:height="18.942cm" svg:x="1.008cm" svg:y="1.008cm">
          <draw:text-box>
            <text:p text:style-name="P1"><text:span text:style-name="T2"/></text:p>
            <text:p text:style-name="P1"><text:span text:style-name="T2">Wednesday</text:span></text:p>
            <text:p text:style-name="P1"><text:span text:style-name="T2">9:00am - 11:00am</text:span><text:span text:style-name="T3"> </text:span></text:p>
            <text:p text:style-name="P1"><text:span text:style-name="T3"/></text:p>
            <text:p text:style-name="P1"><text:span text:style-name="T10">Roundabout Parent, Baby and Toddler Group</text:span></text:p>
            <text:p text:style-name="P1"><text:span text:style-name="T4">Meets again in 2019</text:span></text:p>
          </draw:text-box>
        </draw:frame>
        <presentation:notes draw:style-name="dp2">
          <draw:page-thumbnail draw:style-name="gr2" draw:layer="layout" svg:width="30.943cm" svg:height="10.476cm" svg:x="3.81cm" svg:y="2.123cm" draw:page-number="1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7" draw:master-page-name="SimpleDark2" presentation:presentation-page-layout-name="AL1T32">
        <office:forms form:automatic-focus="false" form:apply-design-mode="false"/>
        <draw:frame draw:style-name="gr3" draw:text-style-name="P3" draw:layer="layout" svg:width="26.13cm" svg:height="18.942cm" svg:x="1.008cm" svg:y="1.008cm">
          <draw:text-box>
            <text:p text:style-name="P1"><text:span text:style-name="T2"/></text:p>
            <text:p text:style-name="P1"><text:span text:style-name="T2">Wednesday</text:span></text:p>
            <text:p text:style-name="P1"><text:span text:style-name="T2">9:30am - 10:30am </text:span></text:p>
            <text:p text:style-name="P1"><text:span text:style-name="T3"/></text:p>
            <text:p text:style-name="P2"><text:span text:style-name="T10">Clothing Exchange</text:span></text:p>
            <text:p text:style-name="P2"><text:span text:style-name="T4">Meets again in 2019</text:span></text:p>
          </draw:text-box>
        </draw:frame>
        <presentation:notes draw:style-name="dp2">
          <draw:page-thumbnail draw:style-name="gr2" draw:layer="layout" svg:width="30.943cm" svg:height="10.476cm" svg:x="3.81cm" svg:y="2.123cm" draw:page-number="1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7" draw:master-page-name="SimpleDark2" presentation:presentation-page-layout-name="AL1T32">
        <office:forms form:automatic-focus="false" form:apply-design-mode="false"/>
        <draw:frame draw:style-name="gr3" draw:text-style-name="P3" draw:layer="layout" svg:width="26.13cm" svg:height="18.942cm" svg:x="1.008cm" svg:y="1.008cm">
          <draw:text-box>
            <text:p text:style-name="P1"><text:span text:style-name="T2"/></text:p>
            <text:p text:style-name="P1"><text:span text:style-name="T2">Wednesday</text:span></text:p>
            <text:p text:style-name="P1"><text:span text:style-name="T2">10:30am – 12:00 </text:span></text:p>
            <text:p text:style-name="P1"><text:span text:style-name="T3"/></text:p>
            <text:p text:style-name="P2"><text:span text:style-name="T10">Bible Study meets at Alan’s House</text:span></text:p>
            <text:p text:style-name="P2"><text:span text:style-name="T4">Meets again in 2019</text:span></text:p>
          </draw:text-box>
        </draw:frame>
        <presentation:notes draw:style-name="dp2">
          <draw:page-thumbnail draw:style-name="gr2" draw:layer="layout" svg:width="30.943cm" svg:height="10.476cm" svg:x="3.81cm" svg:y="2.123cm" draw:page-number="1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7" draw:master-page-name="SimpleDark2" presentation:presentation-page-layout-name="AL1T32">
        <office:forms form:automatic-focus="false" form:apply-design-mode="false"/>
        <draw:frame draw:style-name="gr3" draw:text-style-name="P3" draw:layer="layout" svg:width="26.13cm" svg:height="18.942cm" svg:x="1.008cm" svg:y="1.008cm">
          <draw:text-box>
            <text:p text:style-name="P1"><text:span text:style-name="T2"/></text:p>
            <text:p text:style-name="P1"><text:span text:style-name="T2">Thursday</text:span></text:p>
            <text:p text:style-name="P1"><text:span text:style-name="T2">2:30pm – 4:00pm</text:span></text:p>
            <text:p text:style-name="P1"><text:span text:style-name="T2">Sunshine hour</text:span></text:p>
            <text:p text:style-name="P1"><text:span text:style-name="T3"/></text:p>
            <text:p text:style-name="P6"><text:span text:style-name="T6">Meets again on 10th January</text:span></text:p>
          </draw:text-box>
        </draw:frame>
        <presentation:notes draw:style-name="dp2">
          <draw:page-thumbnail draw:style-name="gr2" draw:layer="layout" svg:width="30.943cm" svg:height="10.476cm" svg:x="3.81cm" svg:y="2.123cm" draw:page-number="1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7" draw:master-page-name="SimpleDark2" presentation:presentation-page-layout-name="AL1T32">
        <office:forms form:automatic-focus="false" form:apply-design-mode="false"/>
        <draw:frame draw:style-name="gr3" draw:text-style-name="P3" draw:layer="layout" svg:width="26.13cm" svg:height="18.942cm" svg:x="1.008cm" svg:y="1.008cm">
          <draw:text-box>
            <text:p text:style-name="P1"><text:span text:style-name="T2"/></text:p>
            <text:p text:style-name="P1"><text:span text:style-name="T2">Friday</text:span></text:p>
            <text:p text:style-name="P1"><text:span text:style-name="T2">10:00am - 12:00</text:span><text:span text:style-name="T3"> </text:span></text:p>
            <text:p text:style-name="P1"><text:span text:style-name="T3"/></text:p>
            <text:p text:style-name="P2"><text:span text:style-name="T11">Tea, Coffee and Chat</text:span></text:p>
            <text:p text:style-name="P2"><text:span text:style-name="T6">Meets again in January</text:span></text:p>
          </draw:text-box>
        </draw:frame>
        <presentation:notes draw:style-name="dp2">
          <draw:page-thumbnail draw:style-name="gr2" draw:layer="layout" svg:width="30.943cm" svg:height="10.476cm" svg:x="3.81cm" svg:y="2.123cm" draw:page-number="1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6" draw:master-page-name="SimpleDark2" presentation:presentation-page-layout-name="AL1T32">
        <office:forms form:automatic-focus="false" form:apply-design-mode="false"/>
        <draw:frame draw:style-name="gr3" draw:text-style-name="P3" draw:layer="layout" svg:width="26.13cm" svg:height="18.942cm" svg:x="1.008cm" svg:y="1.008cm">
          <draw:text-box>
            <text:p text:style-name="P1"><text:span text:style-name="T2"/></text:p>
            <text:p text:style-name="P1"><text:span text:style-name="T2">Friday</text:span></text:p>
            <text:p text:style-name="P1"><text:span text:style-name="T2">12:00 - 1:00pm</text:span><text:span text:style-name="T3"> </text:span></text:p>
            <text:p text:style-name="P1"><text:span text:style-name="T3"/></text:p>
            <text:p text:style-name="P2"><text:span text:style-name="T4">Harvest Lunch for Christian Aid at Town Hall</text:span></text:p>
          </draw:text-box>
        </draw:frame>
        <presentation:notes draw:style-name="dp2">
          <draw:page-thumbnail draw:style-name="gr2" draw:layer="layout" svg:width="30.943cm" svg:height="10.476cm" svg:x="3.81cm" svg:y="2.123cm" draw:page-number="1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8" draw:master-page-name="SimpleDark2" presentation:presentation-page-layout-name="AL1T32">
        <office:forms form:automatic-focus="false" form:apply-design-mode="false"/>
        <draw:frame draw:style-name="gr3" draw:text-style-name="P3" draw:layer="layout" svg:width="26.13cm" svg:height="18.942cm" svg:x="1.008cm" svg:y="1.008cm">
          <draw:text-box>
            <text:p text:style-name="P1"><text:span text:style-name="T5"/></text:p>
            <text:p text:style-name="P1"><text:span text:style-name="T5">Saturday</text:span></text:p>
            <text:p text:style-name="P1"><text:span text:style-name="T5">8:30 – 10.00 am</text:span></text:p>
            <text:p text:style-name="P1"><text:span text:style-name="T12"/></text:p>
            <text:p text:style-name="P2"><text:span text:style-name="T6">Prayer Breakfast</text:span></text:p>
          </draw:text-box>
        </draw:frame>
        <presentation:notes draw:style-name="dp2">
          <draw:page-thumbnail draw:style-name="gr2" draw:layer="layout" svg:width="30.943cm" svg:height="10.476cm" svg:x="3.81cm" svg:y="2.123cm" draw:page-number="1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8" draw:master-page-name="SimpleDark2" presentation:presentation-page-layout-name="AL1T32">
        <office:forms form:automatic-focus="false" form:apply-design-mode="false"/>
        <draw:frame draw:style-name="gr3" draw:text-style-name="P3" draw:layer="layout" svg:width="26.13cm" svg:height="18.942cm" svg:x="1.008cm" svg:y="1.008cm">
          <draw:text-box>
            <text:p text:style-name="P1"><text:span text:style-name="T5"/></text:p>
            <text:p text:style-name="P1"><text:span text:style-name="T5">Saturday</text:span></text:p>
            <text:p text:style-name="P1"><text:span text:style-name="T5">12:00 – 2.00 pm</text:span></text:p>
            <text:p text:style-name="P1"><text:span text:style-name="T12"/></text:p>
            <text:p text:style-name="P2"><text:span text:style-name="T6">Bereavement Drop-in</text:span></text:p>
          </draw:text-box>
        </draw:frame>
        <presentation:notes draw:style-name="dp2">
          <draw:page-thumbnail draw:style-name="gr2" draw:layer="layout" svg:width="30.943cm" svg:height="10.476cm" svg:x="3.81cm" svg:y="2.123cm" draw:page-number="19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8" draw:master-page-name="SimpleDark2" presentation:presentation-page-layout-name="AL1T32">
        <office:forms form:automatic-focus="false" form:apply-design-mode="false"/>
        <draw:frame draw:style-name="gr5" draw:text-style-name="P3" draw:layer="layout" svg:width="26.13cm" svg:height="18.942cm" svg:x="1.008cm" svg:y="1.008cm">
          <draw:text-box>
            <text:p text:style-name="P1"><text:span text:style-name="T2"/></text:p>
            <text:p text:style-name="P1"><text:span text:style-name="T2">Saturday</text:span></text:p>
            <text:p text:style-name="P1"><text:span text:style-name="T5">5:00pm - 6:30pm</text:span><text:span text:style-name="T12"> </text:span></text:p>
            <text:p text:style-name="P1"><text:span text:style-name="T12"/></text:p>
            <text:p text:style-name="P7"><text:span text:style-name="T6">Saturday Youth Club</text:span></text:p>
            <text:p text:style-name="P2"><text:span text:style-name="T6">(7 – 12 year olds)</text:span></text:p>
          </draw:text-box>
        </draw:frame>
        <presentation:notes draw:style-name="dp2">
          <draw:page-thumbnail draw:style-name="gr2" draw:layer="layout" svg:width="30.943cm" svg:height="10.476cm" svg:x="3.81cm" svg:y="2.123cm" draw:page-number="20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6" draw:master-page-name="SimpleDark2" presentation:presentation-page-layout-name="AL1T32">
        <office:forms form:automatic-focus="false" form:apply-design-mode="false"/>
        <draw:frame draw:style-name="gr3" draw:text-style-name="P3" draw:layer="layout" svg:width="26.13cm" svg:height="18.942cm" svg:x="1.008cm" svg:y="1.008cm">
          <draw:text-box>
            <text:p text:style-name="P1"><text:span text:style-name="T2"/></text:p>
            <text:p text:style-name="P1"><text:span text:style-name="T2">Saturday</text:span></text:p>
            <text:p text:style-name="P1"><text:span text:style-name="T12"><text:s text:c="3"/></text:span><text:span text:style-name="T5">10:00am</text:span><text:span text:style-name="T12"> </text:span></text:p>
            <text:p text:style-name="P1"><text:span text:style-name="T12"/></text:p>
            <text:p text:style-name="P1"><text:span text:style-name="T6">Walking group meets</text:span></text:p>
            <text:p text:style-name="P2"><text:span text:style-name="T6">venue to be advised</text:span></text:p>
          </draw:text-box>
        </draw:frame>
        <presentation:notes draw:style-name="dp2">
          <draw:page-thumbnail draw:style-name="gr2" draw:layer="layout" svg:width="30.943cm" svg:height="10.476cm" svg:x="3.81cm" svg:y="2.123cm" draw:page-number="2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6" draw:master-page-name="SimpleDark2" presentation:presentation-page-layout-name="AL1T32">
        <office:forms form:automatic-focus="false" form:apply-design-mode="false"/>
        <draw:frame draw:style-name="gr6" draw:text-style-name="P3" draw:layer="layout" svg:width="26.13cm" svg:height="19.376cm" svg:x="1.008cm" svg:y="1.008cm">
          <draw:text-box>
            <text:p text:style-name="P1"><text:span text:style-name="T7"/></text:p>
            <text:p text:style-name="P1"><text:span text:style-name="T7">Help please</text:span></text:p>
            <text:p text:style-name="P1"><text:span text:style-name="T9"/></text:p>
            <text:p text:style-name="P8"><text:span text:style-name="T9">Shaftesbury childrens’ centre would like some ‘one off’ help getting their garden into a usable state.</text:span></text:p>
            <text:p text:style-name="P8"><text:span text:style-name="T9"/></text:p>
            <text:p text:style-name="P8"><text:span text:style-name="T9">See Martin if you can help.</text:span></text:p>
          </draw:text-box>
        </draw:frame>
        <presentation:notes draw:style-name="dp2">
          <draw:page-thumbnail draw:style-name="gr2" draw:layer="layout" svg:width="30.943cm" svg:height="10.476cm" svg:x="3.81cm" svg:y="2.123cm" draw:page-number="2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7" draw:master-page-name="SimpleDark2" presentation:presentation-page-layout-name="AL1T32">
        <office:forms form:automatic-focus="false" form:apply-design-mode="false"/>
        <draw:frame draw:style-name="gr7" draw:text-style-name="P3" draw:layer="layout" svg:width="26.13cm" svg:height="19.482cm" svg:x="1.008cm" svg:y="1.008cm">
          <draw:text-box>
            <text:p text:style-name="P1"><text:span text:style-name="T2"/></text:p>
            <text:p text:style-name="P9"><text:span text:style-name="T13">Volunteers</text:span><text:span text:style-name="T7"> to help opening up youth room to families with primary age kids.</text:span></text:p>
            <text:p text:style-name="P9"><text:span text:style-name="T7">12 - 3pm on 2nd/3rd Jan. Must have current 'safer-spaces' safeguarding training please and would need to arrive …...</text:span></text:p>
          </draw:text-box>
        </draw:frame>
        <presentation:notes draw:style-name="dp2">
          <draw:page-thumbnail draw:style-name="gr2" draw:layer="layout" svg:width="30.943cm" svg:height="10.476cm" svg:x="3.81cm" svg:y="2.123cm" draw:page-number="2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7" draw:master-page-name="SimpleDark2" presentation:presentation-page-layout-name="AL1T32">
        <office:forms form:automatic-focus="false" form:apply-design-mode="false"/>
        <draw:frame draw:style-name="gr4" draw:text-style-name="P3" draw:layer="layout" svg:width="26.13cm" svg:height="19.376cm" svg:x="1.008cm" svg:y="1.008cm">
          <draw:text-box>
            <text:p text:style-name="P1"><text:span text:style-name="T2"/></text:p>
            <text:p text:style-name="P8"><text:span text:style-name="T7">at least half an hour before the event for prayer and guidelines. See flyers &amp; posters. </text:span><text:span text:style-name="T13">Talk to Natalie Kaye.</text:span><text:span text:style-name="T7"> Can come for just one session or both. Ideally I need to know by Thur 20th Dec please.</text:span></text:p>
          </draw:text-box>
        </draw:frame>
        <presentation:notes draw:style-name="dp2">
          <draw:page-thumbnail draw:style-name="gr2" draw:layer="layout" svg:width="30.943cm" svg:height="10.476cm" svg:x="3.81cm" svg:y="2.123cm" draw:page-number="2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7" draw:master-page-name="SimpleDark2" presentation:presentation-page-layout-name="AL1T32">
        <office:forms form:automatic-focus="false" form:apply-design-mode="false"/>
        <draw:frame draw:style-name="gr8" draw:text-style-name="P3" draw:layer="layout" svg:width="26.13cm" svg:height="19.682cm" svg:x="1.008cm" svg:y="1.008cm">
          <draw:text-box>
            <text:p text:style-name="P10"><text:span text:style-name="T14">for new Baby &amp; Toddler </text:span><text:span text:style-name="T13">Appeal for toys/equipment</text:span></text:p>
            <text:p text:style-name="P10"><text:span text:style-name="T7">Natalie Kay is starting a baby &amp; toddler group in the New Year and would appreciate donations of good quality used toys and equipment appropriate for 0-5 year olds………</text:span><text:span text:style-name="T15"> </text:span></text:p>
          </draw:text-box>
        </draw:frame>
        <presentation:notes draw:style-name="dp2">
          <draw:page-thumbnail draw:style-name="gr2" draw:layer="layout" svg:width="30.943cm" svg:height="10.476cm" svg:x="3.81cm" svg:y="2.123cm" draw:page-number="2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7" draw:master-page-name="SimpleDark2" presentation:presentation-page-layout-name="AL1T32">
        <office:forms form:automatic-focus="false" form:apply-design-mode="false"/>
        <draw:frame draw:style-name="gr3" draw:text-style-name="P3" draw:layer="layout" svg:width="26.13cm" svg:height="18.942cm" svg:x="1.008cm" svg:y="1.008cm">
          <draw:text-box>
            <text:p text:style-name="P10"><text:span text:style-name="T14"/></text:p>
            <text:p text:style-name="P10"><text:span text:style-name="T7">Anything surplus to requirements will be forwarded to charity. Please leave donations in the Sharp room or, for collection, contact Natalie……..</text:span><text:span text:style-name="T15"> </text:span></text:p>
          </draw:text-box>
        </draw:frame>
        <presentation:notes draw:style-name="dp2">
          <draw:page-thumbnail draw:style-name="gr2" draw:layer="layout" svg:width="30.943cm" svg:height="10.476cm" svg:x="3.81cm" svg:y="2.123cm" draw:page-number="2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7" draw:master-page-name="SimpleDark2" presentation:presentation-page-layout-name="AL1T32">
        <office:forms form:automatic-focus="false" form:apply-design-mode="false"/>
        <draw:frame draw:style-name="gr3" draw:text-style-name="P3" draw:layer="layout" svg:width="26.13cm" svg:height="18.942cm" svg:x="1.008cm" svg:y="1.008cm">
          <draw:text-box>
            <text:p text:style-name="P10"><text:span text:style-name="T14"/></text:p>
            <text:p><text:span text:style-name="T16">Also</text:span><text:span text:style-name="T17">, our youth club would </text:span><text:span text:style-name="T18">appreciate donations of Lego, K’nex, Meccano </text:span><text:span text:style-name="T19">etc and a few children’s board games, Top Trumps, Connect4 etc. </text:span></text:p>
          </draw:text-box>
        </draw:frame>
        <presentation:notes draw:style-name="dp2">
          <draw:page-thumbnail draw:style-name="gr2" draw:layer="layout" svg:width="30.943cm" svg:height="10.476cm" svg:x="3.81cm" svg:y="2.123cm" draw:page-number="2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6" draw:master-page-name="SimpleDark2" presentation:presentation-page-layout-name="AL1T32">
        <office:forms form:automatic-focus="false" form:apply-design-mode="false"/>
        <draw:frame draw:style-name="gr3" draw:text-style-name="P3" draw:layer="layout" svg:width="26.13cm" svg:height="18.942cm" svg:x="1.008cm" svg:y="1.008cm">
          <draw:text-box>
            <text:p text:style-name="P1"><text:span text:style-name="T20"/></text:p>
            <text:p text:style-name="P1"><text:span text:style-name="T20">Font: 54</text:span></text:p>
            <text:p text:style-name="P1"><text:span text:style-name="T20">Colour: Yellow (no number)</text:span><text:span text:style-name="T12"> </text:span></text:p>
            <text:p text:style-name="P1"><text:span text:style-name="T12"/></text:p>
            <text:p text:style-name="P1"><text:span text:style-name="T6">Font: 54</text:span></text:p>
            <text:p text:style-name="P1"><text:span text:style-name="T6">Colour: Light Teal 3</text:span></text:p>
          </draw:text-box>
        </draw:frame>
        <presentation:notes draw:style-name="dp2">
          <draw:page-thumbnail draw:style-name="gr2" draw:layer="layout" svg:width="30.943cm" svg:height="10.476cm" svg:x="3.81cm" svg:y="2.123cm" draw:page-number="2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6" draw:master-page-name="SimpleDark2" presentation:presentation-page-layout-name="AL1T32">
        <office:forms form:automatic-focus="false" form:apply-design-mode="false"/>
        <draw:frame draw:style-name="gr3" draw:text-style-name="P11" draw:layer="layout" svg:width="26.13cm" svg:height="18.942cm" svg:x="1.008cm" svg:y="1.008cm">
          <draw:text-box>
            <text:p text:style-name="P2"><text:span text:style-name="T21"/></text:p>
            <text:p text:style-name="P2"><text:span text:style-name="T21">sdfgdfgdfg</text:span></text:p>
          </draw:text-box>
        </draw:frame>
        <presentation:notes draw:style-name="dp2">
          <draw:page-thumbnail draw:style-name="gr2" draw:layer="layout" svg:width="30.943cm" svg:height="10.476cm" svg:x="3.81cm" svg:y="2.123cm" draw:page-number="29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6" draw:master-page-name="SimpleDark2" presentation:presentation-page-layout-name="AL1T32">
        <office:forms form:automatic-focus="false" form:apply-design-mode="false"/>
        <draw:frame presentation:style-name="pr2" draw:text-style-name="P13" draw:layer="layout" svg:width="25.098cm" svg:height="18.48cm" svg:x="1.4cm" svg:y="1.364cm" presentation:class="subtitle" presentation:user-transformed="true">
          <draw:text-box>
            <text:p text:style-name="P12"><text:span text:style-name="T22">adgdgadfg</text:span></text:p>
          </draw:text-box>
        </draw:frame>
        <presentation:notes draw:style-name="dp2">
          <draw:page-thumbnail draw:style-name="gr2" draw:layer="layout" svg:width="30.943cm" svg:height="10.476cm" svg:x="3.81cm" svg:y="2.123cm" draw:page-number="30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start-page="page1" presentation:endless="true" presentation:pause="P0D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DejaVu Sans" svg:font-family="'DejaVu Sans'"/>
    <style:font-face style:name="Lohit Devanagari" svg:font-family="'Lohit Devanagari'"/>
    <style:font-face style:name="arial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Source Sans Pro" svg:font-family="'Source Sans Pro'" style:font-adornments="Normal" style:font-family-generic="swiss" style:font-pitch="variable"/>
    <style:font-face style:name="Source Sans Pro Black" svg:font-family="'Source Sans Pro Black'" style:font-adornments="Negra" style:font-family-generic="swiss" style:font-pitch="variable"/>
    <style:font-face style:name="Source Sans Pro Light" svg:font-family="'Source Sans Pro Light'" style:font-adornments="Ligera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draw:gradient draw:name="Luz_20_tenue_20_sobre_20_pared_20_blanca" draw:display-name="Luz tenue sobre pared blanca" draw:style="radial" draw:cx="50%" draw:cy="40%" draw:start-color="#fcfcfc" draw:end-color="#fcfcfc" draw:start-intensity="95%" draw:end-intensity="100%" draw:border="20%"/>
    <draw:gradient draw:name="Luz_20_tenue_20_sobre_20_pared_20_negra" draw:display-name="Luz tenue sobre pared negra" draw:style="radial" draw:cx="50%" draw:cy="40%" draw:start-color="#171717" draw:end-color="#171717" draw:start-intensity="100%" draw:end-intensity="95%" draw:border="2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Normal" style:family="graphic">
      <style:paragraph-properties fo:margin-top="0cm" fo:margin-bottom="0.374cm" fo:text-align="start" style:text-autospace="none"/>
      <style:text-properties style:use-window-font-color="true" style:font-name="Calibri" fo:font-family="Calibri" style:font-family-generic="swiss" style:font-pitch="variable" fo:font-size="12pt" fo:language="en" fo:country="GB" style:font-name-asian="Calibri" style:font-family-asian="Calibri" style:font-family-generic-asian="swiss" style:font-pitch-asian="variable" style:font-size-asian="12pt" style:language-asian="zh" style:country-asian="CN"/>
    </style:style>
    <style:style style:name="Balloon_20_Text_20_Char" style:display-name="Balloon Text Char" style:family="graphic">
      <style:paragraph-properties style:text-autospace="none"/>
      <style:text-properties style:font-name="Tahoma" fo:font-family="Tahoma" style:font-family-generic="swiss" style:font-pitch="variable" fo:font-size="8pt" fo:font-weight="bold" style:font-name-asian="Tahoma" style:font-family-asian="Tahoma" style:font-family-generic-asian="swiss" style:font-pitch-asian="variable" style:font-size-asian="8pt" style:font-weight-asian="bold" style:font-weight-complex="bold"/>
    </style:style>
    <style:style style:name="Default_20_Paragraph_20_Font" style:display-name="Default Paragraph Font" style:family="graphic">
      <style:paragraph-properties style:text-autospace="none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rame_20_Contents" style:display-name="Frame Contents" style:family="graphic">
      <style:paragraph-properties fo:margin-top="0cm" fo:margin-bottom="0.374cm" fo:text-align="start" style:text-autospace="none"/>
      <style:text-properties style:use-window-font-color="true" style:font-name="Calibri" fo:font-family="Calibri" style:font-family-generic="swiss" style:font-pitch="variable" fo:font-size="12pt" fo:language="en" fo:country="GB" style:font-name-asian="Calibri" style:font-family-asian="Calibri" style:font-family-generic-asian="swiss" style:font-pitch-asian="variable" style:font-size-asian="12pt" style:language-asian="ar" style:country-asian="SA"/>
    </style:style>
    <style:style style:name="Normal_20__28_Web_29_" style:display-name="Normal (Web)" style:family="graphic">
      <style:paragraph-properties fo:margin-top="0.871cm" fo:margin-bottom="0.871cm"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en" fo:country="GB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Balloon_20_Text" style:display-name="Balloon Text" style:family="graphic">
      <style:paragraph-properties fo:margin-top="0cm" fo:margin-bottom="0.374cm" fo:text-align="start" style:text-autospace="none"/>
      <style:text-properties style:use-window-font-color="true" style:font-name="Tahoma" fo:font-family="Tahoma" style:font-family-generic="swiss" style:font-pitch="variable" fo:font-size="8pt" fo:language="en" fo:country="GB" style:font-name-asian="Tahoma" style:font-family-asian="Tahoma" style:font-family-generic-asian="swiss" style:font-pitch-asian="variable" style:font-size-asian="8pt" style:language-asian="ar" style:country-asian="SA"/>
    </style:style>
    <style:style style:name="Index" style:family="graphic">
      <style:paragraph-properties fo:margin-top="0cm" fo:margin-bottom="0.374cm" fo:text-align="start" style:text-autospace="none"/>
      <style:text-properties style:use-window-font-color="true" style:font-name="Calibri" fo:font-family="Calibri" style:font-family-generic="swiss" style:font-pitch="variable" fo:font-size="12pt" fo:language="en" fo:country="GB" style:font-name-asian="Lohit Devanagari" style:font-family-asian="'Lohit Devanagari'" style:font-size-asian="12pt" style:language-asian="ar" style:country-asian="SA"/>
    </style:style>
    <style:style style:name="Caption" style:family="graphic">
      <style:paragraph-properties fo:margin-top="0.374cm" fo:margin-bottom="0.374cm" fo:text-align="start" style:text-autospace="none"/>
      <style:text-properties style:use-window-font-color="true" style:font-name="Calibri" fo:font-family="Calibri" style:font-family-generic="swiss" style:font-pitch="variable" fo:font-size="12pt" fo:language="en" fo:country="GB" fo:font-style="italic" style:font-name-asian="Lohit Devanagari" style:font-family-asian="'Lohit Devanagari'" style:font-size-asian="12pt" style:language-asian="ar" style:country-asian="SA" style:font-style-asian="italic" style:font-style-complex="italic"/>
    </style:style>
    <style:style style:name="List" style:family="graphic">
      <style:paragraph-properties fo:margin-top="0cm" fo:margin-bottom="0.436cm" fo:line-height="115%" fo:text-align="start" style:text-autospace="none"/>
      <style:text-properties style:use-window-font-color="true" style:font-name="Calibri" fo:font-family="Calibri" style:font-family-generic="swiss" style:font-pitch="variable" fo:font-size="12pt" fo:language="en" fo:country="GB" style:font-name-asian="Lohit Devanagari" style:font-family-asian="'Lohit Devanagari'" style:font-size-asian="12pt" style:language-asian="ar" style:country-asian="SA"/>
    </style:style>
    <style:style style:name="Text_20_Body" style:display-name="Text Body" style:family="graphic">
      <style:paragraph-properties fo:margin-top="0cm" fo:margin-bottom="0.436cm" fo:line-height="115%" fo:text-align="start" style:text-autospace="none"/>
      <style:text-properties style:use-window-font-color="true" style:font-name="Calibri" fo:font-family="Calibri" style:font-family-generic="swiss" style:font-pitch="variable" fo:font-size="12pt" fo:language="en" fo:country="GB" style:font-name-asian="Calibri" style:font-family-asian="Calibri" style:font-family-generic-asian="swiss" style:font-pitch-asian="variable" style:font-size-asian="12pt" style:language-asian="ar" style:country-asian="SA"/>
    </style:style>
    <style:style style:name="SimpleDark-background" style:family="presentation">
      <style:graphic-properties draw:stroke="none" draw:fill="gradient" draw:fill-gradient-name="Luz_20_tenue_20_sobre_20_pared_20_negra" draw:fill-image-width="0cm" draw:fill-image-height="0cm"/>
      <style:text-properties style:letter-kerning="true"/>
    </style:style>
    <style:style style:name="SimpleDark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" fo:font-family="'Source Sans Pro'" style:font-style-name="Normal" style:font-family-generic="swiss" style:font-pitch="variable" style:letter-kerning="true"/>
    </style:style>
    <style:style style:name="SimpleDar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mpleDark-outline1" style:family="presentation">
      <style:graphic-properties draw:stroke="none" draw:fill="none" draw:auto-grow-height="false" draw:fit-to-size="shrink-to-fit" style:shrink-to-fit="true">
        <text:list-style style:name="SimpleDar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Normal" style:font-family-generic="swiss" style:font-pitch="variable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-outline2" style:family="presentation" style:parent-style-name="SimpleDar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impleDark-outline3" style:family="presentation" style:parent-style-name="SimpleDar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impleDark-outline4" style:family="presentation" style:parent-style-name="SimpleDar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impleDark-outline5" style:family="presentation" style:parent-style-name="SimpleDar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-outline6" style:family="presentation" style:parent-style-name="SimpleDar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-outline7" style:family="presentation" style:parent-style-name="SimpleDar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-outline8" style:family="presentation" style:parent-style-name="SimpleDar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-outline9" style:family="presentation" style:parent-style-name="SimpleDar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-subtitle" style:family="presentation">
      <style:graphic-properties draw:stroke="none" draw:fill="none" draw:fill-image-width="0cm" draw:fill-image-height="0cm" draw:textarea-horizontal-align="left" draw:textarea-vertical-align="top">
        <text:list-style style:name="SimpleDar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d0d0d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-title" style:family="presentation">
      <style:graphic-properties draw:stroke="none" draw:fill="none" draw:fill-color="#ffffff" draw:fill-image-width="0cm" draw:fill-image-height="0cm" draw:textarea-horizontal-align="left" draw:textarea-vertical-align="bottom">
        <text:list-style style:name="SimpleDar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3879c2" style:text-outline="false" style:text-line-through-style="none" style:text-line-through-type="none" style:font-name="Source Sans Pro Light" fo:font-family="'Source Sans Pro Light'" style:font-style-name="Ligera" style:font-family-generic="swiss" style:font-pitch="variable" fo:font-size="72pt" fo:font-style="normal" fo:text-shadow="none" style:text-underline-style="none" fo:font-weight="250" style:letter-kerning="true" style:font-name-asian="Tahoma1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mpleDark1-background" style:family="presentation">
      <style:graphic-properties draw:stroke="none" draw:fill="gradient" draw:fill-gradient-name="Luz_20_tenue_20_sobre_20_pared_20_blanca" draw:fill-image-width="0cm" draw:fill-image-height="0cm"/>
      <style:text-properties style:letter-kerning="true"/>
    </style:style>
    <style:style style:name="SimpleDark1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" fo:font-family="'Source Sans Pro'" style:font-style-name="Normal" style:font-family-generic="swiss" style:font-pitch="variable" style:letter-kerning="true"/>
    </style:style>
    <style:style style:name="SimpleDark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SimpleDark1-outline1" style:family="presentation">
      <style:graphic-properties draw:stroke="none" draw:fill="none" draw:auto-grow-height="false" draw:fit-to-size="shrink-to-fit" style:shrink-to-fit="true">
        <text:list-style style:name="SimpleDark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Normal" style:font-family-generic="swiss" style:font-pitch="variable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1-outline2" style:family="presentation" style:parent-style-name="SimpleDark1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impleDark1-outline3" style:family="presentation" style:parent-style-name="SimpleDark1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impleDark1-outline4" style:family="presentation" style:parent-style-name="SimpleDark1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impleDark1-outline5" style:family="presentation" style:parent-style-name="SimpleDark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1-outline6" style:family="presentation" style:parent-style-name="SimpleDark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1-outline7" style:family="presentation" style:parent-style-name="SimpleDark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1-outline8" style:family="presentation" style:parent-style-name="SimpleDark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1-outline9" style:family="presentation" style:parent-style-name="SimpleDark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1-subtitle" style:family="presentation">
      <style:graphic-properties draw:stroke="none" draw:fill="none" draw:fill-image-width="0cm" draw:fill-image-height="0cm" draw:textarea-horizontal-align="left" draw:textarea-vertical-align="top">
        <text:list-style style:name="SimpleDark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30303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1-title" style:family="presentation">
      <style:graphic-properties draw:stroke="none" draw:fill="none" draw:fill-color="#ffffff" draw:fill-image-width="0cm" draw:fill-image-height="0cm" draw:textarea-horizontal-align="left" draw:textarea-vertical-align="bottom" draw:auto-grow-height="false" fo:wrap-option="wrap">
        <text:list-style style:name="SimpleDark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3879c2" style:text-outline="false" style:text-line-through-style="none" style:text-line-through-type="none" style:font-name="Source Sans Pro Light" fo:font-family="'Source Sans Pro Light'" style:font-style-name="Ligera" style:font-family-generic="swiss" style:font-pitch="variable" fo:font-size="72pt" fo:font-style="normal" fo:text-shadow="none" style:text-underline-style="none" fo:font-weight="250" style:letter-kerning="true" style:font-name-asian="Tahoma1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mpleDark2-background" style:family="presentation">
      <style:graphic-properties draw:stroke="none" draw:fill="gradient" draw:fill-gradient-name="Luz_20_tenue_20_sobre_20_pared_20_negra" draw:fill-image-width="0cm" draw:fill-image-height="0cm"/>
      <style:text-properties style:letter-kerning="true"/>
    </style:style>
    <style:style style:name="SimpleDark2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" fo:font-family="'Source Sans Pro'" style:font-style-name="Normal" style:font-family-generic="swiss" style:font-pitch="variable" style:letter-kerning="true"/>
    </style:style>
    <style:style style:name="SimpleDark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SimpleDark2-outline1" style:family="presentation">
      <style:graphic-properties draw:stroke="none" draw:fill="none" draw:auto-grow-height="false" draw:fit-to-size="shrink-to-fit" style:shrink-to-fit="true">
        <text:list-style style:name="SimpleDark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Normal" style:font-family-generic="swiss" style:font-pitch="variable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2-outline2" style:family="presentation" style:parent-style-name="SimpleDark2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impleDark2-outline3" style:family="presentation" style:parent-style-name="SimpleDark2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impleDark2-outline4" style:family="presentation" style:parent-style-name="SimpleDark2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impleDark2-outline5" style:family="presentation" style:parent-style-name="SimpleDark2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2-outline6" style:family="presentation" style:parent-style-name="SimpleDark2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2-outline7" style:family="presentation" style:parent-style-name="SimpleDark2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2-outline8" style:family="presentation" style:parent-style-name="SimpleDark2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2-outline9" style:family="presentation" style:parent-style-name="SimpleDark2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2-sub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SimpleDark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3879c2" style:text-outline="false" style:text-line-through-style="none" style:text-line-through-type="none" style:font-name="Source Sans Pro Black" fo:font-family="'Source Sans Pro Black'" style:font-style-name="Negra" style:font-family-generic="swiss" style:font-pitch="variable" fo:font-size="48pt" fo:font-style="normal" fo:text-shadow="none" style:text-underline-style="none" fo:font-weight="900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2-title" style:family="presentation">
      <style:graphic-properties draw:stroke="none" draw:fill="none" draw:fill-color="#ffffff" draw:fill-image-width="0cm" draw:fill-image-height="0cm" draw:textarea-horizontal-align="left" draw:textarea-vertical-align="bottom" draw:auto-grow-height="false" draw:fit-to-size="shrink-to-fit" style:shrink-to-fit="true" fo:wrap-option="wrap">
        <text:list-style style:name="SimpleDark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3879c2" style:text-outline="false" style:text-line-through-style="none" style:text-line-through-type="none" style:font-name="Source Sans Pro Light" fo:font-family="'Source Sans Pro Light'" style:font-style-name="Ligera" style:font-family-generic="swiss" style:font-pitch="variable" fo:font-size="72pt" fo:font-style="normal" fo:text-shadow="none" style:text-underline-style="none" fo:font-weight="250" style:letter-kerning="true" style:font-name-asian="Tahoma1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Luz_20_tenue_20_sobre_20_pared_20_negra" draw:fill-image-width="0cm" draw:fill-image-height="0cm"/>
    </style:style>
    <style:style style:name="Mdp2" style:family="drawing-page">
      <style:drawing-page-properties draw:background-size="border" draw:fill="gradient" draw:fill-gradient-name="Luz_20_tenue_20_sobre_20_pared_20_blanca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SimpleDark-backgroundobjects">
      <style:graphic-properties draw:stroke="none" draw:fill="none" draw:fill-color="#ffffff" draw:auto-grow-height="false" fo:min-height="1.449cm"/>
    </style:style>
    <style:style style:name="Mpr2" style:family="presentation" style:parent-style-name="SimpleDark-backgroundobjects">
      <style:graphic-properties draw:stroke="none" draw:fill="none" draw:fill-color="#ffffff" draw:auto-grow-height="false" fo:min-height="1.397cm"/>
    </style:style>
    <style:style style:name="Mpr3" style:family="presentation" style:parent-style-name="SimpleDark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SimpleDark1-backgroundobjects">
      <style:graphic-properties draw:stroke="none" draw:fill="none" draw:fill-color="#ffffff" draw:auto-grow-height="false" fo:min-height="1.449cm"/>
    </style:style>
    <style:style style:name="Mpr5" style:family="presentation" style:parent-style-name="SimpleDark1-backgroundobjects">
      <style:graphic-properties draw:stroke="none" draw:fill="none" draw:fill-color="#ffffff" draw:auto-grow-height="false" fo:min-height="1.397cm"/>
    </style:style>
    <style:style style:name="Mpr6" style:family="presentation" style:parent-style-name="SimpleDark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SimpleDark2-backgroundobjects">
      <style:graphic-properties draw:stroke="none" draw:fill="none" draw:fill-color="#ffffff" draw:auto-grow-height="false" fo:min-height="1.449cm"/>
    </style:style>
    <style:style style:name="Mpr8" style:family="presentation" style:parent-style-name="SimpleDark2-backgroundobjects">
      <style:graphic-properties draw:stroke="none" draw:fill="none" draw:fill-color="#ffffff" draw:auto-grow-height="false" fo:min-height="1.397cm"/>
    </style:style>
    <style:style style:name="Mpr9" style:family="presentation" style:parent-style-name="SimpleDark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SimpleDark" style:page-layout-name="PM1" draw:style-name="Mdp1">
      <draw:frame presentation:style-name="SimpleDark-title" draw:layer="backgroundobjects" svg:width="25.199cm" svg:height="9.461cm" svg:x="1.4cm" svg:y="1.908cm" presentation:class="title" presentation:placeholder="true">
        <draw:text-box/>
      </draw:frame>
      <draw:frame presentation:style-name="SimpleDark-outline1" draw:layer="backgroundobjects" svg:width="25.199cm" svg:height="5.104cm" svg:x="1.4cm" svg:y="11.989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impleDark-title" draw:layer="backgroundobjects" svg:width="13.968cm" svg:height="10.476cm" svg:x="3.81cm" svg:y="2.123cm" presentation:class="page"/>
        <draw:frame presentation:style-name="SimpleDark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mpleDark1" style:page-layout-name="PM1" draw:style-name="Mdp2">
      <draw:frame presentation:style-name="SimpleDark1-title" draw:layer="backgroundobjects" svg:width="25.448cm" svg:height="4.341cm" svg:x="1.4cm" svg:y="1.364cm" presentation:class="title" presentation:placeholder="true">
        <draw:text-box/>
      </draw:frame>
      <draw:frame presentation:style-name="SimpleDark1-outline1" draw:layer="backgroundobjects" svg:width="25.199cm" svg:height="11.493cm" svg:x="1.4cm" svg:y="6.449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impleDark1-title" draw:layer="backgroundobjects" svg:width="30.943cm" svg:height="10.476cm" svg:x="3.81cm" svg:y="2.123cm" presentation:class="page"/>
        <draw:frame presentation:style-name="SimpleDark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mpleDark2" style:page-layout-name="PM1" draw:style-name="Mdp1">
      <office:forms form:automatic-focus="false" form:apply-design-mode="false"/>
      <draw:frame presentation:style-name="SimpleDark2-title" draw:layer="backgroundobjects" svg:width="46.628cm" svg:height="4.341cm" svg:x="1.4cm" svg:y="1.364cm" presentation:class="title" presentation:placeholder="true">
        <draw:text-box/>
      </draw:frame>
      <draw:frame presentation:style-name="SimpleDark2-outline1" draw:layer="backgroundobjects" svg:width="25.199cm" svg:height="11.493cm" svg:x="1.4cm" svg:y="6.449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impleDark2-title" draw:layer="backgroundobjects" svg:width="30.943cm" svg:height="10.476cm" svg:x="3.81cm" svg:y="2.123cm" presentation:class="page"/>
        <draw:frame presentation:style-name="SimpleDark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9T09:12:51.388414421</meta:creation-date>
    <meta:editing-duration>PT2H40M52S</meta:editing-duration>
    <meta:editing-cycles>94</meta:editing-cycles>
    <meta:generator>LibreOffice/6.0.6.2$Linux_X86_64 LibreOffice_project/00m0$Build-2</meta:generator>
    <dc:date>2018-12-14T20:33:02.788804964</dc:date>
    <meta:document-statistic meta:object-count="133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1" draw:color="#ffffff"/>
  <draw:color draw:name="2" draw:color="#e7e7e7"/>
  <draw:color draw:name="3" draw:color="#d0d0d0"/>
  <draw:color draw:name="4" draw:color="#b9b9b9"/>
  <draw:color draw:name="5" draw:color="#a2a2a2"/>
  <draw:color draw:name="6" draw:color="#8b8b8b"/>
  <draw:color draw:name="7" draw:color="#737373"/>
  <draw:color draw:name="8" draw:color="#5c5c5c"/>
  <draw:color draw:name="9" draw:color="#454545"/>
  <draw:color draw:name="10" draw:color="#2e2e2e"/>
  <draw:color draw:name="11" draw:color="#171717"/>
  <draw:color draw:name="12" draw:color="#000000"/>
  <draw:color draw:name="13" draw:color="#cf2b00"/>
  <draw:color draw:name="14" draw:color="#cf5e00"/>
  <draw:color draw:name="15" draw:color="#cf7d00"/>
  <draw:color draw:name="16" draw:color="#cfb700"/>
  <draw:color draw:name="17" draw:color="#cfcf00"/>
  <draw:color draw:name="18" draw:color="#99c600"/>
  <draw:color draw:name="19" draw:color="#009440"/>
  <draw:color draw:name="20" draw:color="#007c7c"/>
  <draw:color draw:name="21" draw:color="#0b4587"/>
  <draw:color draw:name="22" draw:color="#3c0d8d"/>
  <draw:color draw:name="23" draw:color="#5c078a"/>
  <draw:color draw:name="24" draw:color="#940078"/>
  <draw:color draw:name="25" draw:color="#ff633a"/>
  <draw:color draw:name="26" draw:color="#ff933a"/>
  <draw:color draw:name="27" draw:color="#ffb13a"/>
  <draw:color draw:name="28" draw:color="#ffe83a"/>
  <draw:color draw:name="29" draw:color="#ffff3a"/>
  <draw:color draw:name="30" draw:color="#ccf738"/>
  <draw:color draw:name="31" draw:color="#2fcc73"/>
  <draw:color draw:name="32" draw:color="#2ab8b8"/>
  <draw:color draw:name="33" draw:color="#3879c2"/>
  <draw:color draw:name="34" draw:color="#6f3cc7"/>
  <draw:color draw:name="35" draw:color="#9135c4"/>
  <draw:color draw:name="36" draw:color="#cd2faf"/>
  <draw:color draw:name="37" draw:color="#ff400e"/>
  <draw:color draw:name="38" draw:color="#ff7b0e"/>
  <draw:color draw:name="39" draw:color="#ffa00e"/>
  <draw:color draw:name="40" draw:color="#ffe30e"/>
  <draw:color draw:name="41" draw:color="#ffff0e"/>
  <draw:color draw:name="42" draw:color="#c1f50d"/>
  <draw:color draw:name="43" draw:color="#0abd58"/>
  <draw:color draw:name="44" draw:color="#09a2a2"/>
  <draw:color draw:name="45" draw:color="#175eaf"/>
  <draw:color draw:name="46" draw:color="#531ab5"/>
  <draw:color draw:name="47" draw:color="#7913b2"/>
  <draw:color draw:name="48" draw:color="#bd0a9b"/>
  <draw:color draw:name="49" draw:color="#9f2100"/>
  <draw:color draw:name="50" draw:color="#9f4800"/>
  <draw:color draw:name="51" draw:color="#9f6000"/>
  <draw:color draw:name="52" draw:color="#9f8c00"/>
  <draw:color draw:name="53" draw:color="#9f9f00"/>
  <draw:color draw:name="54" draw:color="#769800"/>
  <draw:color draw:name="55" draw:color="#007131"/>
  <draw:color draw:name="56" draw:color="#005f5f"/>
  <draw:color draw:name="57" draw:color="#073568"/>
  <draw:color draw:name="58" draw:color="#2e096c"/>
  <draw:color draw:name="59" draw:color="#46056a"/>
  <draw:color draw:name="60" draw:color="#72005c"/>
  <draw:color draw:name="61" draw:color="#641500"/>
  <draw:color draw:name="62" draw:color="#642d00"/>
  <draw:color draw:name="63" draw:color="#643d00"/>
  <draw:color draw:name="64" draw:color="#645900"/>
  <draw:color draw:name="65" draw:color="#646400"/>
  <draw:color draw:name="66" draw:color="#4a6000"/>
  <draw:color draw:name="67" draw:color="#00481f"/>
  <draw:color draw:name="68" draw:color="#003c3c"/>
  <draw:color draw:name="69" draw:color="#032142"/>
  <draw:color draw:name="70" draw:color="#1c0444"/>
  <draw:color draw:name="71" draw:color="#2c0243"/>
  <draw:color draw:name="73" draw:color="#48003a"/>
</ooo:color-table>
</file>